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disparaissait à l'horizon, baignant le désert rouge d'une douce lumière orangée qui ne tarderait pas à laissait sa place à l'obscurité de la nuit. Mais, soyons francs, Eléonore n'éprouvait qu'un intérêt très limité pour le bucolique théâtre de son exode transcontinental. A vrai dire, la jeune femme était même plutôt ravie de voir l'astre du jour se terrer pour la laisser souffler un peu. Une bonne idée, cette traversée du désert sous le cagnard. Surtout quand on est aussi peu habitué à ces conditions et aussi peu préparé pour son voyage comme l'était l'anomalie, qui avait atrocement souffert de la chaleur qui régnait la journée sur ces terres arides et qui ne rêvait que d'une gourde remplie et d'un coin à l'ombre. Non, Eléonore ne profitait pas du lyrisme de son environnement à son plein potentiel.</text:p>
      <text:p text:style-name="Standard"/>
      <text:p text:style-name="Standard">Quand bien même la météo ne l'aurait pas autant meurtrie, la demoiselle aux yeux de jade avait de toute façon les pensées occupées par d'autres inquiétudes pour s'extasier devant un coucher de soleil. Depuis des mois maintenant, elle vagabondait dans My'trä sans autre fin que d'échapper à un prédateur façonné par les Architectes eux-même pour mettre fin à son existence. Cette errance ne mènerait jamais à rien et elle devait cesser. Alors de deux choses l'une : soit elle affrontait le Régisseur à ses trousses et peu importe l'issue du combat, il mettrait fin à sa fuite, soit elle se reprenait et essayait de redonner un sens à sa vie. Sa fierté de Zagashienne l'orientait vers l'une de ces alternatives, ses tripes, son instinct de survie et littéralement chaque parcelle de son anatomie vers l'autre.</text:p>
      <text:p text:style-name="Standard"/>
      <text:p text:style-name="Standard">Eoril. Son port, surtout. Telle était devenue sa destination. De là, Eléonore pourrait mettre les voiles -littéralement- pour... eh bien pour réaliser son désir d'en apprendre un peu plus sur la technologie daënare. Une destination. Voilà bien longtemps qu'elle n'avait pas eu le luxe de savoir où elle allait. Vue la distance qui la séparait encore de la cité de Zolios, la blondinette devrait encore passer une nuit à l'extérieur de ses murs. La journée du lendemain serait probablement suffisante pour rallier la ville, sauf contretemps majeur. Maintenant, il lui fallait trouver un endroit où passer la nuit. La solution à ce problème se présenta d'elle-même alors qu'au détour d'un monticule, une douce mélodie parvenait à ses tympans. Une voix, accompagnée d'un instrument de musique, se chargeait de produire cet air en profitant de la chaleur prodiguée par un feu de camp. Une main sur la garde de son épée, Eléonore s'avança dans le dos de la chanteuse pour s'arrêter à quelques mètres d'elle et l'interpeller.</text:p>
      <text:p text:style-name="Standard"/>
      <text:p text:style-name="Standard">-Voilà qui semble bien imprudent de donner avec autant de précisions sa position.</text:p>
      <text:p>La musicienne mit un certain temps à répondre à son interjection. Eléonore était pourtant certaine qu'elle avait conscience de son apparition, étant donné que sa monture, un Salkhi à l'air nonchalant, avait clairement réagit lorsqu'elle s'était approchée. Alors, peut-être que la jeune femme voulait terminer son morceau avant de daigner rejoindre la conversation. Ou bien peut-être avait-elle décidé de simplement l'ignorer. Bien qu'imprudent de sa part, cela n'aurait pas été si improbable. Après tout, n'apprenons-nous pas à nos enfants à ne pas parler aux inconnus dès leur plus jeune âge ? En attendant, la Zagashienne attendait toujours comme une idiote, les deux pieds plantés dans le sol. La mélodie était belle, c'était certain. Envoûtante, presque. A vous donner envie de plonger votre regard dans l'âtre de ce feu si séduisant. Mais Eléonore n'était pas réputée pour sa patience, et cette absence de parole -à défaut de pouvoir parler de silence-, maintenant que la fille qui lui tournait toujours le dos avait cessé de chanter, mettait à mal le peu qu'elle possédait.</text:p>
      <text:p text:style-name="Standard"/>
      <text:p text:style-name="Standard">Au moment où elle allait se lasser et passer son chemin, une voix. Une voix que tout opposait à la sienne, aussi douce et sincère que son timbre à elle était sec et ironique. Une voix qui lui répondit d'un trait d'esprit -Eléonore doutait que la demoiselle ait pu mal interpréter sa propre phrase- qui lui arracha un sourire. Elle n'hésita pas à la qualifier d'« amie », statut que l'adepte de Dalai aux cheveux d'or n'avait ni reçu ni attribué depuis bien longtemps, et certainement pas à une parfaite inconnue, avant de finalement se retourner et de carrément l'inviter à la rejoindre à son bivouac de fortune. Son visage collait curieusement avec sa voix. Comme un tout harmonieux, presque trop lisse.</text:p>
      <text:p text:style-name="Standard"/>
      <text:p text:style-name="Standard">L'anomalie marqua une hésitation, surprise par la chaleur de l'accueil qui lui était réservée. En bonne Zagashienne, elle était de nature méfiante, voire belliqueuse. Si elle ne cherchait pas nécessairement le conflit -elle ne l'avait d'ailleurs pas fait ici- Eléonore adoptait vis-à-vis des étrangers une attitude plutôt défiante. Et elle avait pris l'habitude qu'on le lui rende -à raison, connaissant sa personnalité. Aussi, que Loën montre autant de bienveillance à son égard sans la moindre once d'hésitation éveilla en elle une foule de soupçons probablement excessifs. Après tout, que pouvait-elle bien craindre d'une pauvre joueuse de mandoline, elle la grande guerrière de Shüren qui avait reçu les faveurs de l'illustre Dalai ? Un petit sourire ironique vint se nicher à la commissure de ses lèvres à cette idée. Mais ce n'était pas en sous-estimant ses rencontres qu'Eléonore avait survécu jusqu'à présent. L'habit ne fait pas le Khorog, comme le dit le dicton.</text:p>
      <text:p text:style-name="Standard"/>
      <text:p text:style-name="Standard">-Pour que tu puisses m'y pousser ?</text:p>
      <text:p text:style-name="Standard"/>
      <text:p text:style-name="Standard">Le ton de sa voix était emprunt d'un curieux mélange où la plaisanterie le disputait à mise en garde. Elle voulait croire à la bonne foi de cette invitation -un peu de pacifisme ne serait pas de trop dans une vie sinon pavée d'ennemis, mais avait vu trop d'hommes tomber dans des traquenards tendus par des personnes aux premiers abords inoffensifs pour baisser sa garde aussi facilement. La main toujours posée sur la garde de son sabre (troisième répétition du mot « garde » (quatrième) en trois phrases. Bien joué, moi), Eléonore fit tout de même un pas dans sa direction, exposant ainsi un visage angélique au sourire luciférien à la lueur dansante du feu de camp.</text:p>
      <text:p text:style-name="Standard"/>
      <text:p text:style-name="Standard">-Et si tu me disais d'abord ce qu'une musicienne fait, seule, dans une région aussi déserte du pays ?</text:p>
      <text:p>Absolument tout semblait opposer dans leur attitude respective les deux jeunes femmes qui se faisaient face. L'une était méfiante, presque agressive, tandis que l'autre ne montrait que passivité et retenue. L'une était sage, visiblement aguerrie et préparée aux intempéries du désert, là où l'autre n'avait que sa fougue et les ailes que lui donnait la peur de son poursuivant pour survivre. L'une était hagarde, vraisemblablement à court d'énergie tandis que l'autre paraissait à peine apaisée par une journée de marche. Et si leurs conduites étaient drastiquement contraires, il en allait de même de leur apparence. Maintenant qu'elle s'était approchée, Eléonore pouvait discerner un peu plus distinctement la silhouette de son interlocutrice. Celle-ci la dépassait pratiquement d'une tête -ce qui ne l'intimidait pas vraiment, et ses yeux couleur chocolat s'accordaient à merveille avec sa peau dont le teint laissait suggérer une enfance bercée par le soleil, là où son épiderme blanc comme neige à elle lui donnait un teint presque blafard en comparaison.</text:p>
      <text:p text:style-name="Standard"/>
      <text:p text:style-name="Standard">Les deux jeunes femmes se dévisagèrent pendant un moment, semblant jauger à qui elles avaient affaire. L'attitude méfiante de la blondinette ne sembla pas plaire à la Zoliosienne qui ne se priva pas de le lui faire remarquer, lui arrachant une moue silencieuse peu convaincue. Eléonore avait ses raisons d'être méfiante, d'autant plus étant donné le vortex de chaos qu'était devenue sa vie, et ce n'était certainement pas à une étrangère d'en juger. Prudence est mère de sûreté, comme on disait, et l'anomalie avait bien besoin d'un peu de sûreté ces temps-ci. Juger, Loën ne se refusa pas ce loisir tandis qu'elle enchaînait sans attendre sur l'inconscience dont Eléonore faisait preuve à s'aventurer de la sorte, fragile créature qu'elle était face aux terribles dangers de cet aride désert. Un flot de réprimandes s'abattit alors sur elle et en l'espace d'une dizaine de secondes, elle était rhabillée pour l'hiver.</text:p>
      <text:p text:style-name="Standard"/>
      <text:p text:style-name="Standard">Tout le long de l'admonestation, Eléonore resta muette de surprise, ses grands yeux verts écarquillés rivés sur Loën. Elle semblait presque pétrifiée par la réprimande, n'osant interrompre le torrent de paroles qui lui était servi. Personne, personne n'avait osé lui parler de la sorte depuis... Depuis bien longtemps. A part ses parents, ils devaient être un ou deux -ses précepteurs à l'académie- à s'y être risqués. Ou en tout cas, à ne pas avoir subi son courroux ensuite. Car l'ire de la demoiselle aux cheveux d'or était peut-être plus effrayante encore que son habileté au maniement de l'art de Dalai, et elle avait appris à se faire respecter en empêchant quiconque de lui marcher sur les pieds. Lorsque le déluge fut terminé, Le visage choqué d'Eléonore quitta sa stupeur pour retrouver un air féroce, ses sourcils froncés faisant écho aux frémissements des arêtes de son museau.</text:p>
      <text:p text:style-name="Standard"/>
      <text:p text:style-name="Standard">-Dis donc toi, espèce de petite...</text:p>
      <text:p text:style-name="Standard"/>
      <text:p text:style-name="Standard">La phrase mourut au fond de sa gorge alors que l'attention de ses iris de jade était détournée par l'arrivée d'un petit pot en terre cuite qu'elle parvint à peine à attraper par pur réflexe. Sa curiosité sembla prendre le pas sur son tempérament belliqueux l'espace d'un instant et elle plongea son regard dans l'étrange boîte. Étrangement, cela sembla l'apaiser. Avait-elle enfin compris que Loën avait raison sur toute la ligne ? Que son épopée était plus proche du suicide et que cracher sur l'hospitalité qui lui était offerte comme elle le faisait était non seulement grossier -cadet de ses soucis- mais surtout masochiste -... dans ce contexte, embêtant- ? Peut-être. Dans un calme et un silence qui ne lui ressemblaient pas, Eléonore dévissa le couvercle du pot pour y découvrir ce à quoi elle s'attendait plus ou moins ; un enduit qui ressemblait fort à ces pigments utilisés comme maquillage -ou ornements. Son visage se releva en direction de Loën, ses yeux émeraudes désormais animés d'une profonde teinte de curiosité.</text:p>
      <text:p text:style-name="Standard"/>
      <text:p text:style-name="Standard">-J'accepte ton hospitalité. Et je t'en remercie. Quel est ce rituel dont</text:p>
      <text:p>Si la tension entre les deux jeunes femmes semblait s'être momentanément atrophiée, on ne pouvait pour autant pas vraiment parler d'une relation de confiance absolue. Eléonore avait fait amende honorable en s'excusant explicitement pour son attitude belliqueuse, mais si ses intentions avaient réellement changé la même lueur de méfiance qu'auparavant était toujours bien présente au fond des prunelles de ses yeux de jade. Et qui pourrait bien l'en blâmer ? Les voyageurs seuls -telle qu'elle l'était elle-même, soit dit en passant- n'étaient pas chose courante dans le désert et l'éventualité d'un traquenard ou d'une embuscade n'était pas à écarter. Ceci étant dit, jusqu'à preuve du contraire Loën lui offrait simplement une hospitalité des plus bienvenues aussi elle n'allait pas cracher dans la soupe.</text:p>
      <text:p text:style-name="Standard"/>
      <text:p text:style-name="Standard">L'indigène invita l'anomalie à se joindre à elle, ce que celle-ci s'empressa de faire, lui retournant au passage la jarre qu'elle lui avait lancée quelques secondes plus tôt. Les gestes d'Eléonore étaient hésitants, emprunts d'une sorte de réticence inconsciente à se plier à ce rituel chamanique dont elle ne connaissait ni la signification, ni l'utilité. En attendant, veillant pour l'instant à ne pas manquer une fois de plus de respect à son hôtesse, elle s'exécutait sans aucune forme de protestation. C'est ainsi que notre guerrière se retrouva à genoux, les mains sur les cuisses. Son regard olive alternait entre les mains de Loën qui s'agitaient pour lui dessiner à même la peau du visage des symboles qu'elle ne pouvait distinguer et le regard de cette dernière tandis qu'elle lui donnait des explications succinctes.</text:p>
      <text:p text:style-name="Standard"/>
      <text:p text:style-name="Standard">-Et vous vous dites toujours bonjour comme ça ? Ça a l'air assez pénible quand même, non ?</text:p>
      <text:p text:style-name="Standard"/>
      <text:p text:style-name="Standard">La remarque, plus taquine que véritablement acerbe, s'était échappée de ses lèvres sans qu'Eléonore ne puisse -ou ne veuille- vraiment y faire grand chose. Comme indiqué, elle peinait à comprendre l'intérêt de cette cérémonie et, aussi profonde qu'était sa foi en Dalai, elle n'en était pas moins relativement sceptique quant aux rites et autres croyances tribales. Imperturbable face à sa réplique désobligeante, la jeune métisse enchaîna en lui dévoilant finalement son nom. Ravalant son cynisme, Eléonore lui rendit son introduction non sans avoir pris une seconde pour se reconcentrer.</text:p>
      <text:p text:style-name="Standard"/>
      <text:p text:style-name="Standard">-Je suis Eléonore Steinfort et je te salue.</text:p>
      <text:p text:style-name="Standard"/>
      <text:p text:style-name="Standard">Un ange passa suite à ces présentations pour le moins protocolaire. La peinture commençait à atrocement démanger Eléonore qui parvint par un miracle inexplicable (hello, pléonasme) à se retenir de l'effacer purement et simplement. Le rituel continua lorsque Loën lui offrit quelques informations supplémentaires sur sa signification. Pour être tout à fait honnête, la blondinette ne comprit pas grand chose au charabia qu'elle lui servit mais se garda bien de la gratifier d'une autre remarque pouvant mettre à mal pour de bon sa patience à son égard. Elle se contenta donc d'un léger haussement de sourcils interrogateur et d'un hochement de tête tout aussi peu convaincu. Sans transition aucune, sa bonne étoile du soir lui proposa alors une tasse de thé. Nouveau signe affirmatif du chef. Toujours un peu perplexe, Eléonore la quitta finalement des yeux pour plonger son regard dans les lignes de ses mains que Loën tenait encore quelques secondes plus tôt. Ne sachant trop si elle pouvait quitter sa position inconfortable sans à nouveau froisser l'adepte de Süns, elle releva simplement la tête pour la dévisager à nouveau.</text:p>
      <text:p text:style-name="Standard"/>
      <text:p text:style-name="Standard">-Ca y est, je l'ai passé, ce... « rituel d'introduction » ?</text:p>
      <text:p text:style-name="Standard"/>
      <text:p text:style-name="Standard">Si la question pouvait sembler agressive, ou au moins aigrie, il n'en était en fait rien. Le ton impatient de l'anomalie témoignait simplement de l'irritation qu'elle éprouvait à se retrouver à imiter les mimiques d'une étrangère comme une vulgaire marionnette, tout ça pour pouvoir profiter d'un coin de feu et d'une infusion pour lutter contre le froid glacial des nuits désertiques. Sa fierté en prenait un coup et sa patience s'en trouvait nécessairement affectée de même. Loën lui servit finalement le liquide tant convoité dans un autre bol en terre cuite et Eléonore s'en saisit. Avant d'y <text:soft-page-break/>tremper ses lèvres, la Zagashienne ne put s'empêcher cependant s'empêcher de réitérer sa question.</text:p>
      <text:p text:style-name="Standard"/>
      <text:p text:style-name="Standard">-Tu peux me dire ce que tu fais dans le désert toute seule, mainten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3-11T10:39:07.44</meta:creation-date>
    <dc:date>2018-07-25T00:38:40.53</dc:date>
    <meta:editing-duration>PT10H35M48S</meta:editing-duration>
    <meta:editing-cycles>548</meta:editing-cycles>
    <meta:generator>OpenOffice/4.1.1$Win32 OpenOffice.org_project/411m6$Build-9775</meta:generator>
    <dc:creator>Théo </dc:creator>
    <meta:document-statistic meta:table-count="0" meta:image-count="0" meta:object-count="0" meta:page-count="5" meta:paragraph-count="25" meta:word-count="2375" meta:character-count="14596"/>
  </office:meta>
</office:document-meta>
</file>